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Univers</text:h>
      <text:p text:style-name="Standard"/>
      <text:p text:style-name="Standard">Univers Steampunk régi par un empire décadent qui peine à maintenir le pouvoir en place. Extrêmement lié à la religion, il utilise notamment un système d'inquisition pour traquer les hérétiques et les opposants au régime.</text:p>
      <text:p text:style-name="Standard"/>
      <text:p text:style-name="Standard">Le monde est divisé en quatre îles plus ou moins sous contrôle de l'empire. Les îles sont reliées entre elles par un train qui passe deux fois par jour. Il est également possible de voyager par bateau, gare aux pirates. Les pirates sont des qui ont été bannis, qui se cachent à cause de leurs croyances ou tout simplement qui cherchent l'aventure et n'avaient pas le niveau pour entrer à l'armée. Ils sillonnent la mer et abordent les navires pour les piller. L'île la plus au sud du monde contient un port de pirates dans lequel la loi ne s'applique pas.</text:p>
      <text:p text:style-name="Standard"/>
      <text:p text:style-name="Standard">L'une des îles n'a pas encore été vraiment colonisée. On raconte que des pièges magiques posés par la civilisation qui y habitait avant empêche les pionniers de s'aventurer trop en son sein. On raconte également que cette civilisation ne serait en fait pas éteinte et qu'ils vivent dans des grottes souterraines complètement à l'écart du reste du mo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5T22:49:34.13</meta:creation-date>
    <dc:date>2017-06-25T23:45:37.12</dc:date>
    <meta:editing-duration>PT55M55S</meta:editing-duration>
    <meta:editing-cycles>43</meta:editing-cycles>
    <meta:generator>OpenOffice/4.1.2$Win32 OpenOffice.org_project/412m3$Build-9782</meta:generator>
    <meta:document-statistic meta:table-count="0" meta:image-count="0" meta:object-count="0" meta:page-count="1" meta:paragraph-count="4" meta:word-count="195" meta:character-count="1138"/>
  </office:meta>
</office:document-meta>
</file>